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atmoseerie_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dark_rainy_night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rain-and-thunders</text:p>
          </table:table-cell>
        </table:table-row>
        <table:table-row table:style-name="ro1">
          <table:table-cell/>
          <table:table-cell office:value-type="string" calcext:value-type="string">
            <text:p>dungeon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ungeon-ambience</text:p>
          </table:table-cell>
        </table:table-row>
        <table:table-row table:style-name="ro1">
          <table:table-cell/>
          <table:table-cell office:value-type="string" calcext:value-type="string">
            <text:p>forgoten_tomb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forgoten-tomb-ambi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00/00/00</text:date>, <text:time style:data-style-name="N2" text:time-value="10:44:26.976524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3T10:45:44.932082068</dc:date>
    <meta:editing-duration>P1DT45M21S</meta:editing-duration>
    <meta:editing-cycles>19</meta:editing-cycles>
    <meta:document-statistic meta:table-count="1" meta:cell-count="40" meta:object-count="0"/>
  </office:meta>
</office:document-meta>
</file>